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159.99mm" svg:height="89.99mm" svg:x="138.48mm" svg:y="5.51mm">
            <loext:p draw:notify-on-update-of-ranges="Planilha1.A2:Planilha1.A2 Planilha1.A3:Planilha1.A12 Planilha1.B2:Planilha1.B2 Planilha1.B3:Planilha1.B12 Planilha1.C2:Planilha1.C2 Planilha1.C3:Planilha1.C12 Planilha1.D2:Planilha1.D2 Planilha1.D3:Planilha1.D12 Planilha1.E2:Planilha1.E2 Planilha1.E3:Planilha1.E12 Planilha1.F2:Planilha1.F2 Planilha1.F3:Planilha1.F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suários</text:p>
          </table:table-cell>
          <table:table-cell office:value-type="string" calcext:value-type="string">
            <text:p>Iterativo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Fila x threads</text:p>
          </table:table-cell>
          <table:table-cell office:value-type="string" calcext:value-type="string">
            <text:p>Concorrente</text:p>
          </table:table-cell>
          <table:table-cell office:value-type="string" calcext:value-type="string">
            <text:p>PH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73" calcext:value-type="float">
            <text:p>11,73</text:p>
          </table:table-cell>
          <table:table-cell office:value-type="float" office:value="10.45" calcext:value-type="float">
            <text:p>10,45</text:p>
          </table:table-cell>
          <table:table-cell/>
          <table:table-cell office:value-type="float" office:value="11.62" calcext:value-type="float">
            <text:p>11,62</text:p>
          </table:table-cell>
          <table:table-cell office:value-type="float" office:value="12.47" calcext:value-type="float">
            <text:p>12,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8.76" calcext:value-type="float">
            <text:p>108,76</text:p>
          </table:table-cell>
          <table:table-cell office:value-type="float" office:value="112.9" calcext:value-type="float">
            <text:p>112,9</text:p>
          </table:table-cell>
          <table:table-cell/>
          <table:table-cell office:value-type="float" office:value="109.82" calcext:value-type="float">
            <text:p>109,82</text:p>
          </table:table-cell>
          <table:table-cell office:value-type="float" office:value="119.04" calcext:value-type="float">
            <text:p>119,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8.59" calcext:value-type="float">
            <text:p>198,59</text:p>
          </table:table-cell>
          <table:table-cell office:value-type="float" office:value="232.56" calcext:value-type="float">
            <text:p>232,56</text:p>
          </table:table-cell>
          <table:table-cell/>
          <table:table-cell office:value-type="float" office:value="204.08" calcext:value-type="float">
            <text:p>204,08</text:p>
          </table:table-cell>
          <table:table-cell office:value-type="float" office:value="237.81" calcext:value-type="float">
            <text:p>237,8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8.68" calcext:value-type="float">
            <text:p>238,68</text:p>
          </table:table-cell>
          <table:table-cell office:value-type="float" office:value="326.05" calcext:value-type="float">
            <text:p>326,05</text:p>
          </table:table-cell>
          <table:table-cell/>
          <table:table-cell office:value-type="float" office:value="245.37" calcext:value-type="float">
            <text:p>245,37</text:p>
          </table:table-cell>
          <table:table-cell office:value-type="float" office:value="362.61" calcext:value-type="float">
            <text:p>362,6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0.22" calcext:value-type="float">
            <text:p>240,22</text:p>
          </table:table-cell>
          <table:table-cell office:value-type="float" office:value="437.9" calcext:value-type="float">
            <text:p>437,9</text:p>
          </table:table-cell>
          <table:table-cell/>
          <table:table-cell office:value-type="float" office:value="251.71" calcext:value-type="float">
            <text:p>251,71</text:p>
          </table:table-cell>
          <table:table-cell office:value-type="float" office:value="481.98" calcext:value-type="float">
            <text:p>481,9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4.15" calcext:value-type="float">
            <text:p>244,15</text:p>
          </table:table-cell>
          <table:table-cell office:value-type="float" office:value="440.35" calcext:value-type="float">
            <text:p>440,35</text:p>
          </table:table-cell>
          <table:table-cell/>
          <table:table-cell office:value-type="float" office:value="259.94" calcext:value-type="float">
            <text:p>259,94</text:p>
          </table:table-cell>
          <table:table-cell office:value-type="float" office:value="597.6" calcext:value-type="float">
            <text:p>597,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8.07" calcext:value-type="float">
            <text:p>258,07</text:p>
          </table:table-cell>
          <table:table-cell office:value-type="float" office:value="499.19" calcext:value-type="float">
            <text:p>499,19</text:p>
          </table:table-cell>
          <table:table-cell/>
          <table:table-cell office:value-type="float" office:value="258.88" calcext:value-type="float">
            <text:p>258,88</text:p>
          </table:table-cell>
          <table:table-cell office:value-type="float" office:value="1194.89" calcext:value-type="float">
            <text:p>1194,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4.89" calcext:value-type="float">
            <text:p>154,89</text:p>
          </table:table-cell>
          <table:table-cell office:value-type="float" office:value="459.49" calcext:value-type="float">
            <text:p>459,49</text:p>
          </table:table-cell>
          <table:table-cell/>
          <table:table-cell office:value-type="float" office:value="262.59" calcext:value-type="float">
            <text:p>262,59</text:p>
          </table:table-cell>
          <table:table-cell office:value-type="float" office:value="1077.64" calcext:value-type="float">
            <text:p>1077,6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34.53" calcext:value-type="float">
            <text:p>234,53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266.99" calcext:value-type="float">
            <text:p>266,99</text:p>
          </table:table-cell>
          <table:table-cell office:value-type="float" office:value="1306.83" calcext:value-type="float">
            <text:p>1306,8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35.97" calcext:value-type="float">
            <text:p>235,97</text:p>
          </table:table-cell>
          <table:table-cell office:value-type="float" office:value="363.8" calcext:value-type="float">
            <text:p>363,8</text:p>
          </table:table-cell>
          <table:table-cell/>
          <table:table-cell office:value-type="float" office:value="263.95" calcext:value-type="float">
            <text:p>263,95</text:p>
          </table:table-cell>
          <table:table-cell office:value-type="float" office:value="645.76" calcext:value-type="float">
            <text:p>645,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2T11:53:37.905045133</meta:creation-date>
    <dc:date>2018-11-22T11:59:47.254256382</dc:date>
    <meta:editing-duration>PT6M8S</meta:editing-duration>
    <meta:editing-cycles>2</meta:editing-cycles>
    <meta:generator>LibreOffice/5.1.6.2$Linux_X86_64 LibreOffice_project/10m0$Build-2</meta:generator>
    <meta:document-statistic meta:table-count="1" meta:cell-count="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66cm" svg:y="3.205cm" style:legend-expansion="high" chart:style-name="ch2"/>
        <chart:plot-area chart:style-name="ch3" table:cell-range-address="Planilha1.A2:Planilha1.F12" chart:data-source-has-labels="both" svg:x="0.32cm" svg:y="0.18cm" svg:width="11.926cm" svg:height="8.64cm">
          <chartooo:coordinate-region svg:x="1.127cm" svg:y="0.379cm" svg:width="10.654cm" svg:height="7.794cm"/>
          <chart:axis chart:dimension="x" chart:name="primary-x" chart:style-name="ch4" chartooo:axis-type="auto">
            <chartooo:date-scale/>
            <chart:categories table:cell-range-address="Planilha1.A3:Planilha1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ilha1.B3:Planilha1.B12" chart:label-cell-address="Planilha1.B2:Planilha1.B2" chart:class="chart:line">
            <chart:data-point chart:repeated="10"/>
          </chart:series>
          <chart:series chart:style-name="ch7" chart:values-cell-range-address="Planilha1.C3:Planilha1.C12" chart:label-cell-address="Planilha1.C2:Planilha1.C2" chart:class="chart:line">
            <chart:data-point chart:repeated="10"/>
          </chart:series>
          <chart:series chart:style-name="ch8" chart:values-cell-range-address="Planilha1.D3:Planilha1.D12" chart:label-cell-address="Planilha1.D2:Planilha1.D2" chart:class="chart:line">
            <chart:data-point chart:repeated="10"/>
          </chart:series>
          <chart:series chart:style-name="ch9" chart:values-cell-range-address="Planilha1.E3:Planilha1.E12" chart:label-cell-address="Planilha1.E2:Planilha1.E2" chart:class="chart:line">
            <chart:data-point chart:repeated="10"/>
          </chart:series>
          <chart:series chart:style-name="ch10" chart:values-cell-range-address="Planilha1.F3:Planilha1.F12" chart:label-cell-address="Planilha1.F2:Planilha1.F2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ativo</text:p>
                <draw:g>
                  <svg:desc>Planilha1.B2:Planilha1.B2</svg:desc>
                </draw:g>
              </table:table-cell>
              <table:table-cell office:value-type="string">
                <text:p>Threads</text:p>
                <draw:g>
                  <svg:desc>Planilha1.C2:Planilha1.C2</svg:desc>
                </draw:g>
              </table:table-cell>
              <table:table-cell office:value-type="string">
                <text:p>Fila x threads</text:p>
                <draw:g>
                  <svg:desc>Planilha1.D2:Planilha1.D2</svg:desc>
                </draw:g>
              </table:table-cell>
              <table:table-cell office:value-type="string">
                <text:p>Concorrente</text:p>
                <draw:g>
                  <svg:desc>Planilha1.E2:Planilha1.E2</svg:desc>
                </draw:g>
              </table:table-cell>
              <table:table-cell office:value-type="string">
                <text:p>PHP</text:p>
                <draw:g>
                  <svg:desc>Planilha1.F2:Planilha1.F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Planilha1.A3:Planilha1.A12</svg:desc>
                </draw:g>
              </table:table-cell>
              <table:table-cell office:value-type="float" office:value="11.73">
                <text:p>11.73</text:p>
                <draw:g>
                  <svg:desc>Planilha1.B3:Planilha1.B12</svg:desc>
                </draw:g>
              </table:table-cell>
              <table:table-cell office:value-type="float" office:value="10.45">
                <text:p>10.45</text:p>
                <draw:g>
                  <svg:desc>Planilha1.C3:Planilha1.C12</svg:desc>
                </draw:g>
              </table:table-cell>
              <table:table-cell office:value-type="float" office:value="NaN">
                <text:p>NaN</text:p>
                <draw:g>
                  <svg:desc>Planilha1.D3:Planilha1.D12</svg:desc>
                </draw:g>
              </table:table-cell>
              <table:table-cell office:value-type="float" office:value="11.62">
                <text:p>11.62</text:p>
                <draw:g>
                  <svg:desc>Planilha1.E3:Planilha1.E12</svg:desc>
                </draw:g>
              </table:table-cell>
              <table:table-cell office:value-type="float" office:value="12.47">
                <text:p>12.47</text:p>
                <draw:g>
                  <svg:desc>Planilha1.F3:Planilha1.F1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8.76">
                <text:p>108.76</text:p>
              </table:table-cell>
              <table:table-cell office:value-type="float" office:value="112.9">
                <text:p>112.9</text:p>
              </table:table-cell>
              <table:table-cell office:value-type="float" office:value="NaN">
                <text:p>NaN</text:p>
              </table:table-cell>
              <table:table-cell office:value-type="float" office:value="109.82">
                <text:p>109.82</text:p>
              </table:table-cell>
              <table:table-cell office:value-type="float" office:value="119.04">
                <text:p>119.0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8.59">
                <text:p>198.59</text:p>
              </table:table-cell>
              <table:table-cell office:value-type="float" office:value="232.56">
                <text:p>232.56</text:p>
              </table:table-cell>
              <table:table-cell office:value-type="float" office:value="NaN">
                <text:p>NaN</text:p>
              </table:table-cell>
              <table:table-cell office:value-type="float" office:value="204.08">
                <text:p>204.08</text:p>
              </table:table-cell>
              <table:table-cell office:value-type="float" office:value="237.81">
                <text:p>237.8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38.68">
                <text:p>238.68</text:p>
              </table:table-cell>
              <table:table-cell office:value-type="float" office:value="326.05">
                <text:p>326.05</text:p>
              </table:table-cell>
              <table:table-cell office:value-type="float" office:value="NaN">
                <text:p>NaN</text:p>
              </table:table-cell>
              <table:table-cell office:value-type="float" office:value="245.37">
                <text:p>245.37</text:p>
              </table:table-cell>
              <table:table-cell office:value-type="float" office:value="362.61">
                <text:p>362.6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40.22">
                <text:p>240.22</text:p>
              </table:table-cell>
              <table:table-cell office:value-type="float" office:value="437.9">
                <text:p>437.9</text:p>
              </table:table-cell>
              <table:table-cell office:value-type="float" office:value="NaN">
                <text:p>NaN</text:p>
              </table:table-cell>
              <table:table-cell office:value-type="float" office:value="251.71">
                <text:p>251.71</text:p>
              </table:table-cell>
              <table:table-cell office:value-type="float" office:value="481.98">
                <text:p>481.9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44.15">
                <text:p>244.15</text:p>
              </table:table-cell>
              <table:table-cell office:value-type="float" office:value="440.35">
                <text:p>440.35</text:p>
              </table:table-cell>
              <table:table-cell office:value-type="float" office:value="NaN">
                <text:p>NaN</text:p>
              </table:table-cell>
              <table:table-cell office:value-type="float" office:value="259.94">
                <text:p>259.94</text:p>
              </table:table-cell>
              <table:table-cell office:value-type="float" office:value="597.6">
                <text:p>597.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58.07">
                <text:p>258.07</text:p>
              </table:table-cell>
              <table:table-cell office:value-type="float" office:value="499.19">
                <text:p>499.19</text:p>
              </table:table-cell>
              <table:table-cell office:value-type="float" office:value="NaN">
                <text:p>NaN</text:p>
              </table:table-cell>
              <table:table-cell office:value-type="float" office:value="258.88">
                <text:p>258.88</text:p>
              </table:table-cell>
              <table:table-cell office:value-type="float" office:value="1194.89">
                <text:p>1194.8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4.89">
                <text:p>154.89</text:p>
              </table:table-cell>
              <table:table-cell office:value-type="float" office:value="459.49">
                <text:p>459.49</text:p>
              </table:table-cell>
              <table:table-cell office:value-type="float" office:value="NaN">
                <text:p>NaN</text:p>
              </table:table-cell>
              <table:table-cell office:value-type="float" office:value="262.59">
                <text:p>262.59</text:p>
              </table:table-cell>
              <table:table-cell office:value-type="float" office:value="1077.64">
                <text:p>1077.6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34.53">
                <text:p>234.53</text:p>
              </table:table-cell>
              <table:table-cell office:value-type="float" office:value="352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266.99">
                <text:p>266.99</text:p>
              </table:table-cell>
              <table:table-cell office:value-type="float" office:value="1306.83">
                <text:p>1306.8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35.97">
                <text:p>235.97</text:p>
              </table:table-cell>
              <table:table-cell office:value-type="float" office:value="363.8">
                <text:p>363.8</text:p>
              </table:table-cell>
              <table:table-cell office:value-type="float" office:value="NaN">
                <text:p>NaN</text:p>
              </table:table-cell>
              <table:table-cell office:value-type="float" office:value="263.95">
                <text:p>263.95</text:p>
              </table:table-cell>
              <table:table-cell office:value-type="float" office:value="645.76">
                <text:p>645.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